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Caladea" style:font-name-asian="Caladea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4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Caladea" style:font-name-asian="Caladea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GESTION DU CATALOGUE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PRISE DE COMMANDES – mode non identifié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21" office:value-type="string" calcext:value-type="string">
            <text:p>/commands/{id}/date</text:p>
          </table:table-cell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/commands/{id}/pay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{id}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SUIVI de COMMANDES POINT DE VENTE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PRISE DE COMMANDES – mode identifié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{id}/auth</text:p>
          </table:table-cell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{id}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/clients{id}/commands</text:p>
          </table:table-cell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register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GESTION du CATALOGUE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43" office:value-type="string" calcext:value-type="string">
            <text:p>categories/sandwichs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DELETE</text:p>
          </table:table-cell>
          <table:table-cell table:style-name="ce21" office:value-type="string" calcext:value-type="string">
            <text:p><text:span text:style-name="T2">/sandwichs/</text:span>{id}</text:p>
          </table:table-cell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<text:span text:style-name="T3">/sandwichs/</text:span><text:span text:style-name="T4">{id}</text:span>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<text:span text:style-name="T3">/sandwichs/</text:span><text:span text:style-name="T4">{id}</text:span>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6:21:35.577856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3T16:22:17.742032075</dc:date>
    <meta:editing-duration>PT14H40M52S</meta:editing-duration>
    <meta:editing-cycles>40</meta:editing-cycles>
    <meta:document-statistic meta:table-count="1" meta:cell-count="216" meta:object-count="0"/>
  </office:meta>
</office:document-meta>
</file>